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rolAnnotationProcessorFactory.getProcessorFor( Set &lt; AnnotationTypeDeclaration &gt; atds , AnnotationProcessorEnvironment en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AnnotationProcessorFactory.supportedAnnotation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AnnotationProcessorFactory.supportedO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